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0000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cm" draw:marker-start-width="0.2cm" draw:marker-end-width="0.2cm" draw:fill="solid" draw:fill-color="#ffff00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draw:marker-start-width="0.2cm" draw:marker-end="線の終点_20_1" draw:marker-end-width="0.2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e6e6ff" draw:textarea-horizontal-align="center" draw:textarea-vertical-align="middle"/>
    </style:style>
    <style:style style:name="gr7" style:family="graphic" style:parent-style-name="standard">
      <style:graphic-properties draw:fill="solid" draw:fill-color="#99ccff" draw:textarea-horizontal-align="center" draw:textarea-vertical-align="middle"/>
    </style:style>
    <style:style style:name="gr8" style:family="graphic" style:parent-style-name="standard">
      <style:graphic-properties draw:fill="solid" draw:fill-color="#006b6b" draw:textarea-horizontal-align="center" draw:textarea-vertical-align="middle"/>
    </style:style>
    <style:style style:name="gr9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svg:stroke-color="#800080" draw:marker-start-width="0.35cm" draw:marker-end="線の終点_20_1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cm"/>
    </style:style>
    <style:style style:name="gr13" style:family="graphic" style:parent-style-name="standard">
      <style:graphic-properties draw:fill="solid" draw:fill-color="#ffffc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color="#0000ff" fo:font-weight="bold" style:font-weight-asian="bold" style:font-weight-complex="bold"/>
    </style:style>
    <style:style style:name="P6" style:family="paragraph">
      <style:text-properties fo:color="#800080" fo:font-size="18pt" fo:text-shadow="none" fo:font-weight="bold" style:font-size-asian="18pt" style:font-weight-asian="bold" style:font-size-complex="18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800080" fo:font-size="18pt" fo:text-shadow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draw:layer="layout" draw:line-skew="-1.5cm" svg:x1="19.409cm" svg:y1="12.5cm" svg:x2="24.409cm" svg:y2="11.5cm" draw:start-shape="id1" draw:start-glue-point="1" draw:end-shape="id2" draw:end-glue-point="3" svg:d="m19409 12500h1000v-1000h4000">
          <text:p/>
        </draw:connector>
        <draw:connector draw:style-name="gr1" draw:text-style-name="P1" draw:layer="layout" draw:line-skew="-1.28cm" svg:x1="19.468cm" svg:y1="8.868cm" svg:x2="24.409cm" svg:y2="11.5cm" draw:end-shape="id2" draw:end-glue-point="3" svg:d="m19468 8868h941v2632h4000">
          <text:p/>
        </draw:connector>
        <draw:connector draw:style-name="gr2" draw:text-style-name="P1" draw:layer="layout" svg:x1="19.409cm" svg:y1="4.5cm" svg:x2="24.409cm" svg:y2="4.5cm" draw:start-shape="id3" draw:start-glue-point="1" draw:end-shape="id4" draw:end-glue-point="3" svg:d="m19409 4500h5000">
          <text:p/>
        </draw:connector>
        <draw:connector draw:style-name="gr2" draw:text-style-name="P1" draw:layer="layout" draw:line-skew="-1.5cm" svg:x1="19.409cm" svg:y1="8cm" svg:x2="24.409cm" svg:y2="4.5cm" draw:start-shape="id5" draw:start-glue-point="1" draw:end-shape="id4" draw:end-glue-point="3" svg:d="m19409 8000h1000v-3500h4000">
          <text:p/>
        </draw:connector>
        <draw:rect draw:style-name="gr3" draw:text-style-name="P2" draw:layer="layout" svg:width="3cm" svg:height="13cm" svg:x="20.849cm" svg:y="2cm">
          <text:p text:style-name="P2"><text:span text:style-name="T1">総括的</text:span></text:p>
          <text:p text:style-name="P2"><text:span text:style-name="T1">評価</text:span></text:p>
        </draw:rect>
        <draw:circle draw:style-name="gr4" draw:text-style-name="P1" draw:id="id4" draw:layer="layout" svg:width="3cm" svg:height="3cm" svg:x="24.409cm" svg:y="3cm">
          <text:p text:style-name="P1">次の</text:p>
          <text:p text:style-name="P1">分野へ</text:p>
        </draw:circle>
        <draw:circle draw:style-name="gr5" draw:text-style-name="P1" draw:id="id2" draw:layer="layout" svg:width="3cm" svg:height="3cm" svg:x="24.409cm" svg:y="10cm">
          <text:p text:style-name="P1">復習</text:p>
        </draw:circle>
        <draw:rect draw:style-name="gr6" draw:text-style-name="P1" draw:id="id6" draw:layer="layout" svg:width="4.5cm" svg:height="3cm" svg:x="1.909cm" svg:y="11cm">
          <text:p text:style-name="P1">問題1</text:p>
          <text:p text:style-name="P1">分野：リスト</text:p>
          <text:p text:style-name="P1">Lv.1</text:p>
        </draw:rect>
        <draw:rect draw:style-name="gr6" draw:text-style-name="P1" draw:id="id8" draw:layer="layout" svg:width="4.5cm" svg:height="3cm" svg:x="8.409cm" svg:y="11cm">
          <text:p text:style-name="P1">問題2</text:p>
          <text:p text:style-name="P1">分野：リスト</text:p>
          <text:p text:style-name="P1">Lv.1</text:p>
        </draw:rect>
        <draw:rect draw:style-name="gr6" draw:text-style-name="P1" draw:id="id1" draw:layer="layout" svg:width="4.5cm" svg:height="3cm" svg:x="14.909cm" svg:y="11cm">
          <text:p text:style-name="P1">問題3</text:p>
          <text:p text:style-name="P1">分野：リスト</text:p>
          <text:p text:style-name="P1">Lv.1</text:p>
        </draw:rect>
        <draw:rect draw:style-name="gr7" draw:text-style-name="P1" draw:layer="layout" svg:width="4.5cm" svg:height="3cm" svg:x="8.409cm" svg:y="6.5cm">
          <text:p text:style-name="P1">問題4</text:p>
          <text:p text:style-name="P1">分野：リスト</text:p>
          <text:p text:style-name="P1">Lv.2</text:p>
        </draw:rect>
        <draw:rect draw:style-name="gr7" draw:text-style-name="P1" draw:id="id5" draw:layer="layout" svg:width="4.5cm" svg:height="3cm" svg:x="14.909cm" svg:y="6.5cm">
          <text:p text:style-name="P1">問題5</text:p>
          <text:p text:style-name="P1">分野：リスト</text:p>
          <text:p text:style-name="P1">Lv.2</text:p>
        </draw:rect>
        <draw:rect draw:style-name="gr7" draw:text-style-name="P1" draw:id="id7" draw:layer="layout" svg:width="4.5cm" svg:height="3cm" svg:x="8.409cm" svg:y="6.5cm">
          <text:p text:style-name="P1">問題4</text:p>
          <text:p text:style-name="P1">分野：リスト</text:p>
          <text:p text:style-name="P1">Lv.2</text:p>
        </draw:rect>
        <draw:rect draw:style-name="gr8" draw:text-style-name="P3" draw:id="id3" draw:layer="layout" svg:width="4.5cm" svg:height="3cm" svg:x="14.909cm" svg:y="3cm">
          <text:p text:style-name="P1"><text:span text:style-name="T2">問題</text:span><text:span text:style-name="T2">6</text:span></text:p>
          <text:p text:style-name="P1"><text:span text:style-name="T2">分野：リスト</text:span></text:p>
          <text:p text:style-name="P1"><text:span text:style-name="T2">Lv.3</text:span></text:p>
        </draw:rect>
        <draw:connector draw:style-name="gr2" draw:text-style-name="P1" draw:layer="layout" svg:x1="6.409cm" svg:y1="12.5cm" svg:x2="8.409cm" svg:y2="8cm" draw:start-shape="id6" draw:start-glue-point="1" draw:end-shape="id7" svg:d="m6409 12500h1000v-4500h1000">
          <text:p/>
        </draw:connector>
        <draw:connector draw:style-name="gr1" draw:text-style-name="P1" draw:layer="layout" svg:x1="6.465cm" svg:y1="12.928cm" svg:x2="8.389cm" svg:y2="12.928cm" svg:d="m6465 12928h1924">
          <text:p/>
        </draw:connector>
        <draw:connector draw:style-name="gr1" draw:text-style-name="P1" draw:layer="layout" svg:x1="12.909cm" svg:y1="12.5cm" svg:x2="14.909cm" svg:y2="12.5cm" draw:start-shape="id8" draw:start-glue-point="1" draw:end-shape="id1" svg:d="m12909 12500h2000">
          <text:p/>
        </draw:connector>
        <draw:connector draw:style-name="gr1" draw:text-style-name="P1" draw:layer="layout" svg:x1="12.959cm" svg:y1="8.388cm" svg:x2="14.883cm" svg:y2="8.388cm" svg:d="m12959 8388h1924">
          <text:p/>
        </draw:connector>
        <draw:connector draw:style-name="gr2" draw:text-style-name="P1" draw:layer="layout" svg:x1="12.909cm" svg:y1="8cm" svg:x2="14.909cm" svg:y2="4.5cm" draw:start-shape="id7" draw:start-glue-point="1" draw:end-shape="id3" svg:d="m12909 8000h1000v-3500h1000">
          <text:p/>
        </draw:connector>
        <draw:connector draw:style-name="gr2" draw:text-style-name="P1" draw:layer="layout" svg:x1="10.659cm" svg:y1="11cm" svg:x2="10.659cm" svg:y2="9.5cm" draw:start-shape="id8" draw:start-glue-point="0" draw:end-shape="id7" draw:end-glue-point="2" svg:d="m10659 11000v-1500">
          <text:p/>
        </draw:connector>
        <draw:connector draw:style-name="gr2" draw:text-style-name="P1" draw:layer="layout" svg:x1="17.159cm" svg:y1="11cm" svg:x2="17.159cm" svg:y2="9.5cm" draw:start-shape="id1" draw:start-glue-point="0" draw:end-shape="id5" draw:end-glue-point="2" svg:d="m17159 11000v-1500">
          <text:p/>
        </draw:connector>
        <draw:custom-shape draw:style-name="gr9" draw:text-style-name="P1" draw:layer="layout" svg:width="2cm" svg:height="2cm" draw:transform="rotate (-0.752935039311398) translate (17.277cm 11.17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34.821726091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2.909cm" svg:y1="12.5cm" svg:x2="24.909cm" svg:y2="12.5cm">
          <text:p/>
        </draw:line>
        <draw:frame draw:style-name="gr11" draw:text-style-name="P4" draw:layer="layout" svg:width="1.78cm" svg:height="0.886cm" svg:x="5.409cm" svg:y="9cm">
          <draw:text-box>
            <text:p><text:span text:style-name="T3">正解</text:span></text:p>
          </draw:text-box>
        </draw:frame>
        <draw:frame draw:style-name="gr11" draw:text-style-name="P4" draw:layer="layout" svg:width="1.78cm" svg:height="0.886cm" svg:x="11.909cm" svg:y="5.5cm">
          <draw:text-box>
            <text:p><text:span text:style-name="T3">正解</text:span></text:p>
          </draw:text-box>
        </draw:frame>
        <draw:frame draw:style-name="gr11" draw:text-style-name="P4" draw:layer="layout" svg:width="1.78cm" svg:height="0.886cm" svg:x="19.129cm" svg:y="3.5cm">
          <draw:text-box>
            <text:p><text:span text:style-name="T3">正解</text:span></text:p>
          </draw:text-box>
        </draw:frame>
        <draw:frame draw:style-name="gr11" draw:text-style-name="P4" draw:layer="layout" svg:width="1.78cm" svg:height="0.886cm" svg:x="8.629cm" svg:y="10cm">
          <draw:text-box>
            <text:p><text:span text:style-name="T3">正解</text:span></text:p>
          </draw:text-box>
        </draw:frame>
        <draw:frame draw:style-name="gr11" draw:text-style-name="P4" draw:layer="layout" svg:width="1.78cm" svg:height="0.886cm" svg:x="15.409cm" svg:y="10.114cm">
          <draw:text-box>
            <text:p><text:span text:style-name="T3">正解</text:span></text:p>
          </draw:text-box>
        </draw:frame>
        <draw:frame draw:style-name="gr11" draw:text-style-name="P4" draw:layer="layout" svg:width="1.78cm" svg:height="0.886cm" svg:x="19.129cm" svg:y="8cm">
          <draw:text-box>
            <text:p><text:span text:style-name="T3">正解</text:span></text:p>
          </draw:text-box>
        </draw:frame>
        <draw:frame draw:style-name="gr12" draw:text-style-name="P5" draw:layer="layout" svg:width="2.42cm" svg:height="1.069cm" svg:x="6.409cm" svg:y="13.931cm">
          <draw:text-box>
            <text:p><text:span text:style-name="T4">不正解</text:span></text:p>
          </draw:text-box>
        </draw:frame>
        <draw:frame draw:style-name="gr12" draw:text-style-name="P5" draw:layer="layout" svg:width="2.42cm" svg:height="1.069cm" svg:x="12.489cm" svg:y="14cm">
          <draw:text-box>
            <text:p><text:span text:style-name="T4">不正解</text:span></text:p>
          </draw:text-box>
        </draw:frame>
        <draw:frame draw:style-name="gr12" draw:text-style-name="P5" draw:layer="layout" svg:width="2.42cm" svg:height="1.069cm" svg:x="12.489cm" svg:y="9.5cm">
          <draw:text-box>
            <text:p><text:span text:style-name="T4">不正解</text:span></text:p>
          </draw:text-box>
        </draw:frame>
        <draw:frame draw:style-name="gr12" draw:text-style-name="P5" draw:layer="layout" svg:width="2.42cm" svg:height="1.069cm" svg:x="17.989cm" svg:y="9.931cm">
          <draw:text-box>
            <text:p><text:span text:style-name="T4">不正解</text:span></text:p>
          </draw:text-box>
        </draw:frame>
        <draw:rect draw:style-name="gr13" draw:text-style-name="P1" draw:layer="layout" svg:width="3.5cm" svg:height="1cm" svg:x="12.409cm" svg:y="11cm">
          <text:p/>
        </draw:rect>
        <draw:frame draw:style-name="gr11" draw:text-style-name="P6" draw:layer="layout" svg:width="3.698cm" svg:height="0.886cm" svg:x="12.409cm" svg:y="11cm">
          <draw:text-box>
            <text:p><text:span text:style-name="T5">連続不正解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線の終点_20_1" draw:display-name="線の終点 1" svg:viewBox="0 0 1131 902" svg:d="m564 0-564 902h1131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63cm" fo:margin-left="0.409cm" fo:margin-right="0.713cm" fo:page-width="29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6T18:19:02.78</meta:creation-date>
    <dc:date>2010-01-21T16:04:26.65</dc:date>
    <meta:editing-duration>PT07H05M42S</meta:editing-duration>
    <meta:editing-cycles>8</meta:editing-cycles>
    <meta:generator>OpenOffice.org/3.0$Win32 OpenOffice.org_project/300m9$Build-9358</meta:generator>
    <meta:document-statistic meta:object-count="35"/>
    <meta:user-defined meta:name="情報 1"/>
    <meta:user-defined meta:name="情報 2"/>
    <meta:user-defined meta:name="情報 3"/>
    <meta:user-defined meta:name="情報 4"/>
  </office:meta>
</office:document-meta>
</file>